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80000000D9EBCFD2216E76A04.png" manifest:media-type="image/png"/>
  <manifest:file-entry manifest:full-path="Pictures/10000000000000220000000EF7CAEDE5BE7B04CC.png" manifest:media-type="image/png"/>
  <manifest:file-entry manifest:full-path="Pictures/10000000000000260000000DD395D43418E7F33C.png" manifest:media-type="image/png"/>
  <manifest:file-entry manifest:full-path="Pictures/10000000000000270000000C05DDFDC35AEF07A7.png" manifest:media-type="image/png"/>
  <manifest:file-entry manifest:full-path="Pictures/100000000000001C00000010603DB68A5CB6ADBE.png" manifest:media-type="image/png"/>
  <manifest:file-entry manifest:full-path="Pictures/10000000000000180000000E4EDCB5CB418982B1.png" manifest:media-type="image/png"/>
  <manifest:file-entry manifest:full-path="Pictures/10000000000000170000000C05475411A81CA25D.png" manifest:media-type="image/png"/>
  <manifest:file-entry manifest:full-path="Pictures/10000000000000210000000AA8D8A12EC33AB65B.png" manifest:media-type="image/png"/>
  <manifest:file-entry manifest:full-path="Pictures/10000000000000210000000EF6F2672150B2F278.png" manifest:media-type="image/png"/>
  <manifest:file-entry manifest:full-path="Pictures/10000000000000170000000961D2BC109ED6FBCF.png" manifest:media-type="image/png"/>
  <manifest:file-entry manifest:full-path="Pictures/100000000000001E00000008E9E1064FE1651961.png" manifest:media-type="image/png"/>
  <manifest:file-entry manifest:full-path="Pictures/10000000000000140000000F2CD18D638817FF28.png" manifest:media-type="image/png"/>
  <manifest:file-entry manifest:full-path="Pictures/100000000000001E0000000EBB5C25BFBDF9F6FD.png" manifest:media-type="image/png"/>
  <manifest:file-entry manifest:full-path="Pictures/10000000000000210000000DB7A653C264701B99.png" manifest:media-type="image/png"/>
  <manifest:file-entry manifest:full-path="Pictures/10000000000000190000000D72480099F283D615.png" manifest:media-type="image/png"/>
  <manifest:file-entry manifest:full-path="Pictures/100000000000001B0000000FC3DF3AE83F8C5E50.png" manifest:media-type="image/png"/>
  <manifest:file-entry manifest:full-path="Pictures/10000000000000190000000D73E204D30E64B2C8.png" manifest:media-type="image/png"/>
  <manifest:file-entry manifest:full-path="Pictures/100000000000001A0000000F8260B8CC947291FD.png" manifest:media-type="image/png"/>
  <manifest:file-entry manifest:full-path="Pictures/10000000000000190000000D0B569F68832DABC0.png" manifest:media-type="image/png"/>
  <manifest:file-entry manifest:full-path="Pictures/100000000000001F0000000CDD2C2C34F2BE9168.png" manifest:media-type="image/png"/>
  <manifest:file-entry manifest:full-path="Pictures/10000000000000120000000C6E48546D6FEFB21A.png" manifest:media-type="image/png"/>
  <manifest:file-entry manifest:full-path="Pictures/10000000000000190000000C1502644924CCD4C2.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0937in" fo:break-before="auto" style:use-optimal-row-height="false"/>
    </style:style>
    <style:style style:name="ro6" style:family="table-row">
      <style:table-row-properties style:row-height="0.257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19" style:family="table-cell" style:parent-style-name="Default">
      <style:table-cell-properties fo:background-color="#b2b2b2" fo:border="0.74pt solid #000000"/>
    </style:style>
    <style:style style:name="ce18" style:family="table-cell" style:parent-style-name="Default">
      <style:table-cell-properties style:text-align-source="fix" style:repeat-content="false" style:vertical-align="middle"/>
      <style:paragraph-properties fo:text-align="center" fo:margin-left="0in"/>
    </style:style>
    <style:style style:name="ce20"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10pt" style:font-size-asian="10pt" style:font-size-complex="10pt"/>
    </style:style>
    <style:style style:name="ce6"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10" style:family="table-cell" style:parent-style-name="Default">
      <style:table-cell-properties fo:wrap-option="wrap"/>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fo:font-weight="normal"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fo:font-size="10pt"/>
    </style:style>
    <style:style style:name="T2" style:family="text">
      <style:text-properties fo:font-weight="normal"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fo:font-size="10pt"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6"/>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6"/>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31"/>
          <table:table-cell table:style-name="ce31" office:value-type="string" calcext:value-type="string">
            <text:p>Pos</text:p>
          </table:table-cell>
          <table:table-cell table:style-name="ce3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3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16"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9" draw:name="Image 14" draw:style-name="gr1" draw:text-style-name="P1" svg:width="0.8756in" svg:height="0.3382in" svg:x="0.1181in" svg:y="0in">
              <draw:image xlink:href="Pictures/100000000000001F0000000CDD2C2C34F2BE9168.png" xlink:type="simple" xlink:show="embed" xlink:actuate="onLoad" draw:mime-type="image/png">
                <text:p/>
              </draw:image>
            </draw:frame>
          </table:table-cell>
          <table:table-cell table:style-name="ce76" office:value-type="string" calcext:value-type="string">
            <text:p>CF</text:p>
          </table:table-cell>
          <table:table-cell table:style-name="ce16"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16"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0" draw:name="Image 1" draw:style-name="gr1" draw:text-style-name="P1" svg:width="0.6524in" svg:height="0.3618in" svg:x="0.2461in" svg:y="0.0024in">
              <draw:image xlink:href="Pictures/100000000000001B0000000FC3DF3AE83F8C5E50.png" xlink:type="simple" xlink:show="embed" xlink:actuate="onLoad" draw:mime-type="image/png">
                <text:p/>
              </draw:image>
            </draw:frame>
          </table:table-cell>
          <table:table-cell table:style-name="ce76" office:value-type="string" calcext:value-type="string">
            <text:p>F</text:p>
          </table:table-cell>
          <table:table-cell table:style-name="ce16"/>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16"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14" draw:name="Image 15" draw:style-name="gr1" draw:text-style-name="P1" svg:width="0.6516in" svg:height="0.2539in" svg:x="0.1969in" svg:y="0.0398in">
              <draw:image xlink:href="Pictures/10000000000000170000000961D2BC109ED6FBCF.png" xlink:type="simple" xlink:show="embed" xlink:actuate="onLoad" draw:mime-type="image/png">
                <text:p/>
              </draw:image>
            </draw:frame>
          </table:table-cell>
          <table:table-cell table:style-name="ce77" office:value-type="string" calcext:value-type="string">
            <text:p>F, M</text:p>
          </table:table-cell>
          <table:table-cell table:style-name="ce16"/>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16"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13" draw:name="Image 16" draw:style-name="gr1" draw:text-style-name="P1" svg:width="0.6295in" svg:height="0.3283in" svg:x="0.2362in" svg:y="0.0004in">
              <draw:image xlink:href="Pictures/10000000000000170000000C05475411A81CA25D.png" xlink:type="simple" xlink:show="embed" xlink:actuate="onLoad" draw:mime-type="image/png">
                <text:p/>
              </draw:image>
            </draw:frame>
          </table:table-cell>
          <table:table-cell table:style-name="ce77" office:value-type="string" calcext:value-type="string">
            <text:p>F, M</text:p>
          </table:table-cell>
          <table:table-cell table:style-name="ce16"/>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16"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12" draw:name="Image 19" draw:style-name="gr1" draw:text-style-name="P1" svg:width="0.9354in" svg:height="0.2819in" svg:x="0.0787in" svg:y="0.0394in">
              <draw:image xlink:href="Pictures/10000000000000210000000AA8D8A12EC33AB65B.png" xlink:type="simple" xlink:show="embed" xlink:actuate="onLoad" draw:mime-type="image/png">
                <text:p/>
              </draw:image>
            </draw:frame>
          </table:table-cell>
          <table:table-cell table:style-name="ce76" office:value-type="string" calcext:value-type="string">
            <text:p>(F)</text:p>
          </table:table-cell>
          <table:table-cell table:style-name="ce16"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17"/>
          <table:table-cell table:style-name="ce51"/>
          <table:table-cell table:style-name="ce59"/>
          <table:table-cell table:style-name="ce71"/>
          <table:table-cell table:style-name="ce17" table:number-columns-repeated="2"/>
          <table:table-cell table:style-name="ce87"/>
          <table:table-cell table:number-columns-repeated="1016"/>
        </table:table-row>
        <table:table-row table:style-name="ro2">
          <table:table-cell table:style-name="ce5" office:value-type="string" calcext:value-type="string">
            <text:p>大空 翼</text:p>
          </table:table-cell>
          <table:table-cell table:style-name="ce16"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5" draw:name="Image 8" draw:style-name="gr1" draw:text-style-name="P1" svg:width="0.5957in" svg:height="0.3091in" svg:x="0.2803in" svg:y="0.0083in">
              <draw:image xlink:href="Pictures/10000000000000190000000D73E204D30E64B2C8.png" xlink:type="simple" xlink:show="embed" xlink:actuate="onLoad" draw:mime-type="image/png">
                <text:p/>
              </draw:image>
            </draw:frame>
          </table:table-cell>
          <table:table-cell table:style-name="ce77" office:value-type="string" calcext:value-type="string">
            <text:p>CM, CF, *</text:p>
          </table:table-cell>
          <table:table-cell table:style-name="ce16"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16"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6" draw:name="Image 13" draw:style-name="gr1" draw:text-style-name="P1" svg:width="0.7827in" svg:height="0.2075in" svg:x="0.161in" svg:y="0.0874in">
              <draw:image xlink:href="Pictures/100000000000001E00000008E9E1064FE1651961.png" xlink:type="simple" xlink:show="embed" xlink:actuate="onLoad" draw:mime-type="image/png">
                <text:p/>
              </draw:image>
            </draw:frame>
          </table:table-cell>
          <table:table-cell table:style-name="ce80" office:value-type="string" calcext:value-type="string">
            <text:p>CB, SW, M</text:p>
          </table:table-cell>
          <table:table-cell table:style-name="ce16"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16"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7" draw:name="Image 12" draw:style-name="gr1" draw:text-style-name="P1" svg:width="0.6031in" svg:height="0.313in" svg:x="0.2406in" svg:y="0.0091in">
              <draw:image xlink:href="Pictures/10000000000000190000000D72480099F283D615.png" xlink:type="simple" xlink:show="embed" xlink:actuate="onLoad" draw:mime-type="image/png">
                <text:p/>
              </draw:image>
            </draw:frame>
          </table:table-cell>
          <table:table-cell table:style-name="ce78" office:value-type="string" calcext:value-type="string">
            <text:p>F, M, *</text:p>
          </table:table-cell>
          <table:table-cell table:style-name="ce16"/>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16"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6181in" svg:height="0.3559in" svg:x="0.202in" svg:y="0.0122in">
              <draw:image xlink:href="Pictures/100000000000001A0000000F8260B8CC947291FD.png" xlink:type="simple" xlink:show="embed" xlink:actuate="onLoad" draw:mime-type="image/png">
                <text:p/>
              </draw:image>
            </draw:frame>
          </table:table-cell>
          <table:table-cell table:style-name="ce78" office:value-type="string" calcext:value-type="string">
            <text:p>CM, *</text:p>
          </table:table-cell>
          <table:table-cell table:style-name="ce16"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17"/>
          <table:table-cell table:style-name="ce51"/>
          <table:table-cell table:style-name="ce59"/>
          <table:table-cell table:style-name="ce71"/>
          <table:table-cell table:style-name="ce17" table:number-columns-repeated="2"/>
          <table:table-cell table:style-name="ce87"/>
          <table:table-cell table:number-columns-repeated="1016"/>
        </table:table-row>
        <table:table-row table:style-name="ro2">
          <table:table-cell table:style-name="ce5" office:value-type="string" calcext:value-type="string">
            <text:p>沢田 タケシ</text:p>
          </table:table-cell>
          <table:table-cell table:style-name="ce16"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15" draw:name="Image 21" draw:style-name="gr1" draw:text-style-name="P1" svg:width="0.6638in" svg:height="0.3445in" svg:x="0.1969in" svg:y="0.0004in">
              <draw:image xlink:href="Pictures/10000000000000190000000D0B569F68832DABC0.png" xlink:type="simple" xlink:show="embed" xlink:actuate="onLoad" draw:mime-type="image/png">
                <text:p/>
              </draw:image>
            </draw:frame>
          </table:table-cell>
          <table:table-cell table:style-name="ce79" office:value-type="string" calcext:value-type="string">
            <text:p>M</text:p>
          </table:table-cell>
          <table:table-cell table:style-name="ce16"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16"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6" draw:name="Image 2" draw:style-name="gr1" draw:text-style-name="P1" svg:width="0.5236in" svg:height="0.3484in" svg:x="0.2409in" svg:y="0.0287in">
              <draw:image xlink:href="Pictures/10000000000000120000000C6E48546D6FEFB21A.png" xlink:type="simple" xlink:show="embed" xlink:actuate="onLoad" draw:mime-type="image/png">
                <text:p/>
              </draw:image>
            </draw:frame>
          </table:table-cell>
          <table:table-cell table:style-name="ce79" office:value-type="string" calcext:value-type="string">
            <text:p>M</text:p>
          </table:table-cell>
          <table:table-cell table:style-name="ce16"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2">
          <table:table-cell table:style-name="ce5" office:value-type="string" calcext:value-type="string">
            <text:p>井沢 守</text:p>
          </table:table-cell>
          <table:table-cell table:style-name="ce16"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7" draw:name="Image 3" draw:style-name="gr1" draw:text-style-name="P1" svg:width="0.6815in" svg:height="0.3169in" svg:x="0.2016in" svg:y="0.0504in">
              <draw:image xlink:href="Pictures/100000000000001E0000000EBB5C25BFBDF9F6FD.png" xlink:type="simple" xlink:show="embed" xlink:actuate="onLoad" draw:mime-type="image/png">
                <text:p/>
              </draw:image>
            </draw:frame>
          </table:table-cell>
          <table:table-cell table:style-name="ce79" office:value-type="string" calcext:value-type="string">
            <text:p>M</text:p>
          </table:table-cell>
          <table:table-cell table:style-name="ce16"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16" office:value-type="string" calcext:value-type="string">
            <text:p>Shingo Aoi</text:p>
          </table:table-cell>
          <table:table-cell table:style-name="ce50"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6"/>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number-columns-repeated="1024"/>
        </table:table-row>
        <table:table-row table:style-name="ro2">
          <table:table-cell table:style-name="ce5" office:value-type="string" calcext:value-type="string">
            <text:p>早田 誠</text:p>
          </table:table-cell>
          <table:table-cell table:style-name="ce16"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8" draw:name="Image 10" draw:style-name="gr1" draw:text-style-name="P1" svg:width="0.6689in" svg:height="0.3205in" svg:x="0.2012in" svg:y="0.0094in">
              <draw:image xlink:href="Pictures/10000000000000190000000C1502644924CCD4C2.png" xlink:type="simple" xlink:show="embed" xlink:actuate="onLoad" draw:mime-type="image/png">
                <text:p/>
              </draw:image>
            </draw:frame>
          </table:table-cell>
          <table:table-cell table:style-name="ce80" office:value-type="string" calcext:value-type="string">
            <text:p>B</text:p>
          </table:table-cell>
          <table:table-cell table:style-name="ce16"/>
          <table:table-cell table:style-name="ce86" office:value-type="string" calcext:value-type="string">
            <text:p>defender for the Japanese national team. Has a Lvl2 pass and shot in NES</text:p>
          </table:table-cell>
          <table:table-cell table:number-columns-repeated="1016"/>
        </table:table-row>
        <table:table-row table:style-name="ro2">
          <table:table-cell table:style-name="ce5" office:value-type="string" calcext:value-type="string">
            <text:p>次藤 洋</text:p>
          </table:table-cell>
          <table:table-cell table:style-name="ce16"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9" draw:name="Image 20" draw:style-name="gr1" draw:text-style-name="P1" svg:width="0.6291in" svg:height="0.3661in" svg:x="0.2362in" svg:y="0in">
              <draw:image xlink:href="Pictures/10000000000000180000000E4EDCB5CB418982B1.png" xlink:type="simple" xlink:show="embed" xlink:actuate="onLoad" draw:mime-type="image/png">
                <text:p/>
              </draw:image>
            </draw:frame>
            <draw:frame draw:z-index="20" draw:name="Image 20" draw:style-name="gr1" draw:text-style-name="P1" svg:width="0.6291in" svg:height="0.3661in" svg:x="0.2362in" svg:y="0in">
              <draw:image xlink:href="Pictures/10000000000000180000000E4EDCB5CB418982B1.png" xlink:type="simple" xlink:show="embed" xlink:actuate="onLoad" draw:mime-type="image/png">
                <text:p/>
              </draw:image>
            </draw:frame>
          </table:table-cell>
          <table:table-cell table:style-name="ce80" office:value-type="string" calcext:value-type="string">
            <text:p>B</text:p>
          </table:table-cell>
          <table:table-cell table:style-name="ce16"/>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石崎 了</text:p>
          </table:table-cell>
          <table:table-cell table:style-name="ce16"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21" draw:name="Image 9" draw:style-name="gr1" draw:text-style-name="P1" svg:width="0.7531in" svg:height="0.3189in" svg:x="0.1224in" svg:y="0.0106in">
              <draw:image xlink:href="Pictures/10000000000000210000000EF6F2672150B2F278.png" xlink:type="simple" xlink:show="embed" xlink:actuate="onLoad" draw:mime-type="image/png">
                <text:p/>
              </draw:image>
            </draw:frame>
          </table:table-cell>
          <table:table-cell table:style-name="ce80" office:value-type="string" calcext:value-type="string">
            <text:p>B</text:p>
          </table:table-cell>
          <table:table-cell table:style-name="ce16" office:value-type="string" calcext:value-type="string">
            <text:p>Nankatsu</text:p>
          </table:table-cell>
          <table:table-cell table:style-name="ce86" office:value-type="string" calcext:value-type="string">
            <text:p>(substitute) 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16"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22" draw:name="Image 22" draw:style-name="gr1" draw:text-style-name="P1" svg:width="0.787in" svg:height="0.3094in" svg:x="0.1575in" svg:y="0.0398in">
              <draw:image xlink:href="Pictures/10000000000000210000000DB7A653C264701B99.png" xlink:type="simple" xlink:show="embed" xlink:actuate="onLoad" draw:mime-type="image/png">
                <text:p/>
              </draw:image>
            </draw:frame>
          </table:table-cell>
          <table:table-cell table:style-name="ce80" office:value-type="string" calcext:value-type="string">
            <text:p>(B)</text:p>
          </table:table-cell>
          <table:table-cell table:style-name="ce16"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16"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 draw:name="Image 4" draw:style-name="gr1" draw:text-style-name="P1" svg:width="0.4201in" svg:height="0.3146in" svg:x="0.2409in" svg:y="0.0102in">
              <draw:image xlink:href="Pictures/10000000000000140000000F2CD18D638817FF28.png" xlink:type="simple" xlink:show="embed" xlink:actuate="onLoad" draw:mime-type="image/png">
                <text:p/>
              </draw:image>
            </draw:frame>
          </table:table-cell>
          <table:table-cell table:style-name="ce81" office:value-type="string" calcext:value-type="string">
            <text:p>(WF)</text:p>
          </table:table-cell>
          <table:table-cell table:style-name="ce16"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16"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2" draw:name="Image 5" draw:style-name="gr1" draw:text-style-name="P1" svg:width="0.5642in" svg:height="0.3217in" svg:x="0.2016in" svg:y="0in">
              <draw:image xlink:href="Pictures/100000000000001C00000010603DB68A5CB6ADBE.png" xlink:type="simple" xlink:show="embed" xlink:actuate="onLoad" draw:mime-type="image/png">
                <text:p/>
              </draw:image>
            </draw:frame>
          </table:table-cell>
          <table:table-cell table:style-name="ce81" office:value-type="string" calcext:value-type="string">
            <text:p>(WF)</text:p>
          </table:table-cell>
          <table:table-cell table:style-name="ce16"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number-columns-repeated="8"/>
          <table:table-cell table:number-columns-repeated="1016"/>
        </table:table-row>
        <table:table-row table:style-name="ro5">
          <table:table-cell table:style-name="ce7"/>
          <table:table-cell table:style-name="ce19" table:number-columns-repeated="2"/>
          <table:table-cell table:style-name="ce63" table:number-columns-repeated="2"/>
          <table:table-cell table:style-name="ce19" table:number-columns-repeated="3"/>
          <table:table-cell table:style-name="ce93" table:number-columns-repeated="1016"/>
        </table:table-row>
        <table:table-row table:style-name="ro2">
          <table:table-cell table:style-name="ce5" office:value-type="string" calcext:value-type="string">
            <text:p>若島津 健</text:p>
          </table:table-cell>
          <table:table-cell table:style-name="ce16"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0" draw:name="Image 17" draw:style-name="gr1" draw:text-style-name="P1" svg:width="0.95in" svg:height="0.2917in" svg:x="0.0787in" svg:y="0.0394in">
              <draw:image xlink:href="Pictures/10000000000000270000000C05DDFDC35AEF07A7.png" xlink:type="simple" xlink:show="embed" xlink:actuate="onLoad" draw:mime-type="image/png">
                <text:p/>
              </draw:image>
            </draw:frame>
          </table:table-cell>
          <table:table-cell table:style-name="ce82" office:value-type="string" calcext:value-type="string">
            <text:p>GK</text:p>
          </table:table-cell>
          <table:table-cell table:style-name="ce16"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16"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1" draw:name="Image 18" draw:style-name="gr1" draw:text-style-name="P1" svg:width="0.9783in" svg:height="0.3339in" svg:x="0.0787in" svg:y="0in">
              <draw:image xlink:href="Pictures/10000000000000260000000DD395D43418E7F33C.png" xlink:type="simple" xlink:show="embed" xlink:actuate="onLoad" draw:mime-type="image/png">
                <text:p/>
              </draw:image>
            </draw:frame>
          </table:table-cell>
          <table:table-cell table:style-name="ce82" office:value-type="string" calcext:value-type="string">
            <text:p>GK</text:p>
          </table:table-cell>
          <table:table-cell table:style-name="ce16"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16"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3" draw:name="Image 6" draw:style-name="gr1" draw:text-style-name="P1" svg:width="0.8087in" svg:height="0.3323in" svg:x="0.1228in" svg:y="0.0094in">
              <draw:image xlink:href="Pictures/10000000000000220000000EF7CAEDE5BE7B04CC.png" xlink:type="simple" xlink:show="embed" xlink:actuate="onLoad" draw:mime-type="image/png">
                <text:p/>
              </draw:image>
            </draw:frame>
          </table:table-cell>
          <table:table-cell table:style-name="ce82" office:value-type="string" calcext:value-type="string">
            <text:p>GK</text:p>
          </table:table-cell>
          <table:table-cell table:style-name="ce16"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18"/>
          <table:table-cell table:style-name="ce24"/>
          <table:table-cell table:style-name="ce29"/>
          <table:table-cell table:style-name="ce37"/>
          <table:table-cell table:style-name="ce16"/>
          <table:table-cell table:style-name="ce1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20"/>
          <table:covered-table-cell table:style-name="ce25"/>
          <table:covered-table-cell table:style-name="ce34"/>
          <table:covered-table-cell table:style-name="ce38"/>
          <table:covered-table-cell table:style-name="ce83"/>
          <table:covered-table-cell table:style-name="ce20"/>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18"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18"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18"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18"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18"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18"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18"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18"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18"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4" draw:name="Image 11" draw:style-name="gr1" draw:text-style-name="P1" svg:width="0.6126in" svg:height="0.3311in" svg:x="0.2008in" svg:y="0.0094in">
              <draw:image xlink:href="Pictures/10000000000000180000000D9EBCFD2216E76A04.png" xlink:type="simple" xlink:show="embed" xlink:actuate="onLoad" draw:mime-type="image/png">
                <text:p/>
              </draw:image>
            </draw:frame>
          </table:table-cell>
          <table:table-cell table:style-name="ce16" office:value-type="string" calcext:value-type="string">
            <text:p>M, B</text:p>
          </table:table-cell>
          <table:table-cell table:style-name="ce1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18"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18"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18"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18"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18"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18"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18"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18"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18"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6" table:number-rows-repeated="44">
          <table:table-cell table:style-name="ce13"/>
          <table:table-cell table:style-name="ce18"/>
          <table:table-cell table:style-name="ce24"/>
          <table:table-cell table:style-name="ce35"/>
          <table:table-cell table:style-name="ce39"/>
          <table:table-cell table:style-name="ce18" table:number-columns-repeated="2"/>
          <table:table-cell table:style-name="ce43"/>
          <table:table-cell table:number-columns-repeated="1016"/>
        </table:table-row>
        <table:table-row table:style-name="ro6" table:number-rows-repeated="1048481">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8">00/00/0000</text:date>, <text:time style:data-style-name="N2" text:time-value="12:20:46.3684201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dc:date>2020-09-18T13:39:23.771182413</dc:date>
    <meta:editing-duration>PT20H35M8S</meta:editing-duration>
    <meta:editing-cycles>65</meta:editing-cycles>
    <meta:document-statistic meta:table-count="1" meta:cell-count="262" meta:object-count="23"/>
  </office:meta>
</office:document-meta>
</file>